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43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Category</text:p>
          </table:table-cell>
          <table:table-cell office:value-type="string" calcext:value-type="string">
            <text:p>Toothbrush_Count</text:p>
          </table:table-cell>
          <table:table-cell office:value-type="string" calcext:value-type="string">
            <text:p>Total_Crew</text:p>
          </table:table-cell>
        </table:table-row>
        <table:table-row table:style-name="ro1">
          <table:table-cell office:value-type="string" calcext:value-type="string">
            <text:p>ISS</text:p>
          </table:table-cell>
          <table:table-cell table:formula="of:=3*[.C2]" office:value-type="float" office:value="807" calcext:value-type="float">
            <text:p>807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string" calcext:value-type="string">
            <text:p>Apollo</text:p>
          </table:table-cell>
          <table:table-cell table:formula="of:=15+(3*3*6)" office:value-type="float" office:value="69" calcext:value-type="float">
            <text:p>6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table:formula="of:=3*[.C4]" office:value-type="float" office:value="939" calcext:value-type="float">
            <text:p>939</text:p>
          </table:table-cell>
          <table:table-cell table:formula="of:=606-SUM([.C2:.C3])"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2:.B4])" office:value-type="float" office:value="1815" calcext:value-type="float">
            <text:p>1815</text:p>
          </table:table-cell>
          <table:table-cell table:formula="of:=SUM([.C2:.C4])" office:value-type="float" office:value="606" calcext:value-type="float">
            <text:p>606</text:p>
          </table:table-cell>
        </table:table-row>
        <table:table-row table:style-name="ro1">
          <table:table-cell office:value-type="string" calcext:value-type="string">
            <text:p>Average_Year</text:p>
          </table:table-cell>
          <table:table-cell table:formula="of:=[.B5]/(2023-1961)" office:value-type="float" office:value="29.2741935483871" calcext:value-type="float">
            <text:p>29.2741935483871</text:p>
          </table:table-cell>
          <table:table-cell table:formula="of:=[.C5]/(2023-1961)" office:value-type="float" office:value="9.7741935483871" calcext:value-type="float">
            <text:p>9.7741935483871</text:p>
          </table:table-cell>
        </table:table-row>
        <table:table-row table:style-name="ro1">
          <table:table-cell office:value-type="string" calcext:value-type="string">
            <text:p>US_Household_Year</text:p>
          </table:table-cell>
          <table:table-cell table:formula="of:=[.C7]*4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S_Household_v_Space</text:p>
          </table:table-cell>
          <table:table-cell table:formula="of:=16*(2023-1961)" office:value-type="float" office:value="992" calcext:value-type="float">
            <text:p>992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1T09:55:57.175297416</meta:creation-date>
    <dc:date>2023-10-01T10:17:35.502782338</dc:date>
    <meta:editing-duration>PT21M38S</meta:editing-duration>
    <meta:editing-cycles>1</meta:editing-cycles>
    <meta:document-statistic meta:table-count="1" meta:cell-count="24" meta:object-count="0"/>
    <meta:generator>LibreOffice/7.4.5.1$MacOSX_AARCH64 LibreOffice_project/9c0871452b3918c1019dde9bfac75448afc4b57f</meta:generator>
  </office:meta>
</office:document-meta>
</file>